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31.34mm"/>
    </style:style>
    <style:style style:name="co4" style:family="table-column">
      <style:table-column-properties fo:break-before="auto" style:column-width="94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map style:condition="cell-content()=2" style:apply-style-name="Sans_20_nom1" style:base-cell-address="implications_annotated.C1"/>
      <style:map style:condition="cell-content()=0" style:apply-style-name="Sans_20_nom2" style:base-cell-address="implications_annotated.C1"/>
      <style:map style:condition="cell-content()=1" style:apply-style-name="Sans_20_nom3" style:base-cell-address="implications_annotated.C1"/>
      <style:map style:condition="cell-content()=0" style:apply-style-name="Default" style:base-cell-address="implications_annotated.C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>
      <style:table-cell-properties fo:background-color="#66ccff"/>
    </style:style>
  </office:automatic-styles>
  <office:body>
    <office:spreadsheet>
      <table:calculation-settings table:automatic-find-labels="false"/>
      <table:table table:name="implications_annotated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0.8888888888888888</text:p>
          </table:table-cell>
          <table:table-cell office:value-type="string" calcext:value-type="string">
            <text:p>0.0358047930058091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evelopment status:5 - production / stable -&gt; stable release date:[2008-2015]</text:p>
          </table:table-cell>
          <table:table-cell/>
        </table:table-row>
        <table:table-row table:style-name="ro1">
          <table:table-cell office:value-type="string" calcext:value-type="string">
            <text:p>0.7222222222222222</text:p>
          </table:table-cell>
          <table:table-cell table:style-name="ce1" office:value-type="string" calcext:value-type="string">
            <text:p>-0.456756398081779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irst public release date:[1982-2008] -&gt; development status:5 - production / stable</text:p>
          </table:table-cell>
          <table:table-cell/>
        </table:table-row>
        <table:table-row table:style-name="ro1">
          <table:table-cell office:value-type="string" calcext:value-type="string">
            <text:p>0.6666666666666666</text:p>
          </table:table-cell>
          <table:table-cell table:style-name="ce1" office:value-type="string" calcext:value-type="string">
            <text:p>0.3113345503807068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postgresql -&gt; stable release date:[2008-2015]</text:p>
          </table:table-cell>
          <table:table-cell/>
        </table:table-row>
        <table:table-row table:style-name="ro1">
          <table:table-cell office:value-type="string" calcext:value-type="string">
            <text:p>0.2777777777777778</text:p>
          </table:table-cell>
          <table:table-cell table:style-name="ce1" office:value-type="string" calcext:value-type="string">
            <text:p>0.57324218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irst public release date:* -&gt; stable release date:[2010-2015]</text:p>
          </table:table-cell>
          <table:table-cell/>
        </table:table-row>
        <table:table-row table:style-name="ro1">
          <table:table-cell office:value-type="string" calcext:value-type="string">
            <text:p>0.2222222222222222</text:p>
          </table:table-cell>
          <table:table-cell table:style-name="ce1" office:value-type="string" calcext:value-type="string">
            <text:p>-0.74609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jboss -&gt; stable release date:[2008-2013]</text:p>
          </table:table-cell>
          <table:table-cell/>
        </table:table-row>
        <table:table-row table:style-name="ro1">
          <table:table-cell office:value-type="string" calcext:value-type="string">
            <text:p>0.2222222222222222</text:p>
          </table:table-cell>
          <table:table-cell table:style-name="ce1" office:value-type="string" calcext:value-type="string">
            <text:p>-0.74609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j2ee -&gt; stable release date:[2008-2013]</text:p>
          </table:table-cell>
          <table:table-cell/>
        </table:table-row>
        <table:table-row table:style-name="ro1">
          <table:table-cell office:value-type="string" calcext:value-type="string">
            <text:p>0.16666666666666666</text:p>
          </table:table-cell>
          <table:table-cell table:style-name="ce1" office:value-type="string" calcext:value-type="string">
            <text:p>0.8281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ms sql -&gt; stable release date:[2008-2014]</text:p>
          </table:table-cell>
          <table:table-cell/>
        </table:table-row>
        <table:table-row table:style-name="ro1">
          <table:table-cell office:value-type="string" calcext:value-type="string">
            <text:p>0.16666666666666666</text:p>
          </table:table-cell>
          <table:table-cell table:style-name="ce1" office:value-type="string" calcext:value-type="string">
            <text:p>0.5781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xml -&gt; first public release date:[1998-2000]</text:p>
          </table:table-cell>
          <table:table-cell table:style-name="ce3" office:value-type="string" calcext:value-type="string">
            <text:p>* en gras les implications ayant une fréquence supérieure à 1</text:p>
          </table:table-cell>
        </table:table-row>
        <table:table-row table:style-name="ro1">
          <table:table-cell office:value-type="string" calcext:value-type="string">
            <text:p>0.16666666666666666</text:p>
          </table:table-cell>
          <table:table-cell office:value-type="string" calcext:value-type="string">
            <text:p>-0.0468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c -&gt; first public release date:[1982-1999]</text:p>
          </table:table-cell>
          <table:table-cell table:style-name="ce4" office:value-type="string" calcext:value-type="string">
            <text:p>* en vert les implications jugées pertinentes</text:p>
          </table:table-cell>
        </table:table-row>
        <table:table-row table:style-name="ro1">
          <table:table-cell office:value-type="string" calcext:value-type="string">
            <text:p>0.1111111111111111</text:p>
          </table:table-cell>
          <table:table-cell office:value-type="string" calcext:value-type="string">
            <text:p>-0.06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* -&gt; first public release date:[1985-1999]</text:p>
          </table:table-cell>
          <table:table-cell table:style-name="ce5" office:value-type="string" calcext:value-type="string">
            <text:p>* en oranges les implications jugées éventuellement pertinentes</text:p>
          </table:table-cell>
        </table:table-row>
        <table:table-row table:style-name="ro1">
          <table:table-cell office:value-type="string" calcext:value-type="string">
            <text:p>0.1111111111111111</text:p>
          </table:table-cell>
          <table:table-cell office:value-type="string" calcext:value-type="string">
            <text:p>0.06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php -&gt; database:mysql</text:p>
          </table:table-cell>
          <table:table-cell table:style-name="ce6" office:value-type="string" calcext:value-type="string">
            <text:p>* en rouge les implications jugées non pertinentes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freemarker -&gt; database:derby</text:p>
          </table:table-cell>
          <table:table-cell table:style-name="ce7" office:value-type="string" calcext:value-type="string">
            <text:p>* en bleu les implications ayant une robustesse supérieure à 0 pour alpha = 0.5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:sql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objective-c -&gt; database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jdo -&gt; development status:*</text:p>
          </table:table-cell>
          <table:table-cell office:value-type="string" calcext:value-type="string">
            <text:p>Robustness = 0.75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eclipse rcp -&gt; development status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:ibm db2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:innodb -&gt; programming language:php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jdo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groovy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eclipse rcp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le release date:2009 -&gt; programming language:java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8 -&gt; stable release date:2013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0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objective-c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le release date:2014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lisp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jdo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3 -&gt; programming language:php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:advance server -&gt; stable release date:2008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scheme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1982 -&gt; programming language:java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1985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1985 -&gt; database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eclipse rcp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2008 -&gt; latest stable release:3.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7.0 -&gt; programming language:xml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0.2 -&gt; programming language:perl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2.04.03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7.0 -&gt; programming language:javascript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3.24 -&gt; programming language:php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0.1 -&gt; development status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28.1 -&gt; database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0.1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4.7.2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5.0.0 -&gt; programming language:java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6.6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6.1 -&gt; database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0.2 -&gt; development status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2 -&gt; stable release date:2008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0.1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4 -&gt; stable release date:2008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6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6.1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28.1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4.07.10 -&gt; programming language:php</text:p>
          </table:table-cell>
          <table:table-cell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implications_annotated.C1:implications_annotated.C1048576">
            <calcext:condition calcext:apply-style-name="Sans nom1" calcext:value="=2" calcext:base-cell-address="implications_annotated.C1"/>
            <calcext:condition calcext:apply-style-name="Sans nom2" calcext:value="=0" calcext:base-cell-address="implications_annotated.C1"/>
            <calcext:condition calcext:apply-style-name="Sans nom3" calcext:value="=1" calcext:base-cell-address="implications_annotated.C1"/>
            <calcext:condition calcext:apply-style-name="Default" calcext:value="=0" calcext:base-cell-address="implications_annotated.C1"/>
          </calcext:conditional-format>
        </calcext:conditional-formats>
      </table:table>
      <table:named-expressions/>
      <table:database-ranges>
        <table:database-range table:name="__Anonymous_Sheet_DB__0" table:target-range-address="implications_annotated.A1:implications_annotated.F16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ff66"/>
    </style:style>
    <style:style style:name="Sans_20_nom2" style:display-name="Sans nom2" style:family="table-cell" style:parent-style-name="Default">
      <style:table-cell-properties fo:background-color="#ff6666"/>
    </style:style>
    <style:style style:name="Sans_20_nom3" style:display-name="Sans nom3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7:25:39.071477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21:09:44.679322231</dc:date>
    <meta:editing-duration>PT2M54S</meta:editing-duration>
    <meta:editing-cycles>2</meta:editing-cycles>
    <meta:generator>LibreOffice/5.1.6.2$Linux_X86_64 LibreOffice_project/10m0$Build-2</meta:generator>
    <meta:document-statistic meta:table-count="1" meta:cell-count="230" meta:object-count="0"/>
  </office:meta>
</office:document-meta>
</file>